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800080" style:font-name="Arial" fo:font-size="10pt" style:font-size-asian="10pt" style:font-size-complex="10pt"/>
    </style:style>
    <style:style style:name="P9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0" style:family="paragraph" style:parent-style-name="Heading_20_1">
      <style:paragraph-properties fo:text-align="start" style:justify-single-word="false"/>
      <style:text-properties style:font-name="Arial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idrapport, Vecka 18 (Iteration 3, Elaboration)</text:h>
      <text:p text:style-name="P13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8">Gör samlingssida, gränssnitt</text:p>
          </table:table-cell>
          <table:table-cell table:style-name="Tabell3.B1" office:value-type="float" office:value="1">
            <text:p text:style-name="P8">1</text:p>
          </table:table-cell>
          <table:table-cell table:style-name="Tabell3.B1">
            <text:p text:style-name="P8"/>
          </table:table-cell>
          <table:table-cell table:style-name="Tabell3.D1" office:value-type="string">
            <text:p text:style-name="P8">Ej påbörjad</text:p>
          </table:table-cell>
        </table:table-row>
        <table:table-row>
          <table:table-cell table:style-name="Tabell3.A2" office:value-type="string">
            <text:p text:style-name="P6">Skapa pluginfiler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">
            <text:p text:style-name="P6">0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Aktivera plugin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Testa DB-koppling</text:p>
          </table:table-cell>
          <table:table-cell table:style-name="Tabell3.B2" office:value-type="float" office:value="1">
            <text:p text:style-name="P6">1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Gör sidan i HTML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2">
            <text:p text:style-name="P6">2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Kontaktformulär i footer</text:p>
          </table:table-cell>
          <table:table-cell table:style-name="Tabell3.B2" office:value-type="float" office:value="3">
            <text:p text:style-name="P6">3</text:p>
          </table:table-cell>
          <table:table-cell table:style-name="Tabell3.B2" office:value-type="float" office:value="1">
            <text:p text:style-name="P6">1</text:p>
          </table:table-cell>
          <table:table-cell table:style-name="Tabell3.D2" office:value-type="string">
            <text:p text:style-name="P6">Påbörjad, men senareläggs</text:p>
          </table:table-cell>
        </table:table-row>
        <table:table-row>
          <table:table-cell table:style-name="Tabell3.A2" office:value-type="string">
            <text:p text:style-name="P6">Bryt ut till WP-tema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3">
            <text:p text:style-name="P6">3</text:p>
          </table:table-cell>
          <table:table-cell table:style-name="Tabell3.D2" office:value-type="string">
            <text:p text:style-name="P6">Påbörjad</text:p>
          </table:table-cell>
        </table:table-row>
        <table:table-row>
          <table:table-cell table:style-name="Tabell3.A2" office:value-type="string">
            <text:p text:style-name="P7">Tid totalt</text:p>
          </table:table-cell>
          <table:table-cell table:style-name="Tabell3.A2" office:value-type="string">
            <text:p text:style-name="P7">Skattad: 21 +1</text:p>
          </table:table-cell>
          <table:table-cell table:style-name="Tabell3.A2" office:value-type="string">
            <text:p text:style-name="P7">Verklig:</text:p>
          </table:table-cell>
          <table:table-cell table:style-name="Tabell3.D2" office:value-type="string">
            <text:p text:style-name="P7">Totalt i kursen:</text:p>
            <text:p text:style-name="P7">(x + x) + (x + x) </text:p>
            <text:p text:style-name="P7">= x + x</text:p>
            <text:p text:style-name="P7">= x </text:p>
          </table:table-cell>
        </table:table-row>
      </table:table>
      <text:h text:style-name="P10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8">Redovisa workshop, gränssnitt</text:p>
          </table:table-cell>
          <table:table-cell table:style-name="Tabell1.B1" office:value-type="float" office:value="1">
            <text:p text:style-name="P8">1</text:p>
          </table:table-cell>
          <table:table-cell table:style-name="Tabell1.B1" office:value-type="float" office:value="1.5">
            <text:p text:style-name="P8">1,5</text:p>
          </table:table-cell>
          <table:table-cell table:style-name="Tabell1.D1" office:value-type="string">
            <text:p text:style-name="P8">Klar</text:p>
          </table:table-cell>
        </table:table-row>
        <table:table-row>
          <table:table-cell table:style-name="Tabell1.A2" office:value-type="string">
            <text:p text:style-name="P6">Fortsätt med kravlista/kravspec</text:p>
          </table:table-cell>
          <table:table-cell table:style-name="Tabell1.B2" office:value-type="float" office:value="2">
            <text:p text:style-name="P6">2</text:p>
          </table:table-cell>
          <table:table-cell table:style-name="Tabell1.B2" office:value-type="float" office:value="1">
            <text:p text:style-name="P6">1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basic</text:p>
          </table:table-cell>
          <table:table-cell table:style-name="Tabell1.B2" office:value-type="float" office:value="4">
            <text:p text:style-name="P6">4</text:p>
          </table:table-cell>
          <table:table-cell table:style-name="Tabell1.B2" office:value-type="float" office:value="5">
            <text:p text:style-name="P6">5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med MySQL</text:p>
          </table:table-cell>
          <table:table-cell table:style-name="Tabell1.B2" office:value-type="float" office:value="6">
            <text:p text:style-name="P6">6</text:p>
          </table:table-cell>
          <table:table-cell table:style-name="Tabell1.B2" office:value-type="float" office:value="7">
            <text:p text:style-name="P6">7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7">Tid totalt</text:p>
          </table:table-cell>
          <table:table-cell table:style-name="Tabell1.A2" office:value-type="string">
            <text:p text:style-name="P7">Skattad: 13 h</text:p>
          </table:table-cell>
          <table:table-cell table:style-name="Tabell1.A2" office:value-type="string">
            <text:p text:style-name="P7">Verklig: 13 + 1,5</text:p>
          </table:table-cell>
          <table:table-cell table:style-name="Tabell1.D2" office:value-type="string">
            <text:p text:style-name="P7">Totalt i kursen:</text:p>
            <text:p text:style-name="P7">(39,5 + 13) + (7,5 + 1,5) </text:p>
            <text:p text:style-name="P7">= 52,5 + 9</text:p>
            <text:p text:style-name="P7">= 61,5 </text:p>
          </table:table-cell>
        </table:table-row>
      </table:table>
      <text:h text:style-name="P10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6">Gruppmöte 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D1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Förbered WP-tema med template för Boka</text:p>
          </table:table-cell>
          <table:table-cell table:style-name="Tabell2.B2" office:value-type="float" office:value="1">
            <text:p text:style-name="P6">1</text:p>
          </table:table-cell>
          <table:table-cell table:style-name="Tabell2.B2" office:value-type="float" office:value="1">
            <text:p text:style-name="P6">1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8">Föreläsning gränssnitt</text:p>
          </table:table-cell>
          <table:table-cell table:style-name="Tabell2.B2" office:value-type="float" office:value="2">
            <text:p text:style-name="P8">2</text:p>
          </table:table-cell>
          <table:table-cell table:style-name="Tabell2.B2" office:value-type="float" office:value="2">
            <text:p text:style-name="P8">2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8">Workshop gränssnitt <text:s/></text:p>
          </table:table-cell>
          <table:table-cell table:style-name="Tabell2.B2" office:value-type="float" office:value="3">
            <text:p text:style-name="P8">3</text:p>
          </table:table-cell>
          <table:table-cell table:style-name="Tabell2.B2" office:value-type="float" office:value="3.5">
            <text:p text:style-name="P8">3,5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6">Läs om WP-plugi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Läs om WP-databaser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Gör 2 st wp plugin basic</text:p>
          </table:table-cell>
          <table:table-cell table:style-name="Tabell2.B2" office:value-type="float" office:value="4">
            <text:p text:style-name="P6">4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2 st wp plugin med MySQL</text:p>
          </table:table-cell>
          <table:table-cell table:style-name="Tabell2.B2" office:value-type="float" office:value="6">
            <text:p text:style-name="P6">6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ext:soft-page-break/>
        <table:table-row>
          <table:table-cell table:style-name="Tabell2.A2" office:value-type="string">
            <text:p text:style-name="P6">Gör fysisk modell för database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4">
            <text:p text:style-name="P6">4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Implementera databasen inklusive tabelldata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7">Tid totalt</text:p>
          </table:table-cell>
          <table:table-cell table:style-name="Tabell2.A2" office:value-type="string">
            <text:p text:style-name="P7">Skattad: 25,5 h</text:p>
          </table:table-cell>
          <table:table-cell table:style-name="Tabell2.A2" office:value-type="string">
            <text:p text:style-name="P7">Verklig: 12,5 + 5,5</text:p>
          </table:table-cell>
          <table:table-cell table:style-name="Tabell2.D2" office:value-type="string">
            <text:p text:style-name="P7">Totalt i kursen:</text:p>
            <text:p text:style-name="P7">(27 + 12,5) + (2 + 5,5) </text:p>
            <text:p text:style-name="P7">= 39,5 + 7,5</text:p>
            <text:p text:style-name="P7">= 47</text:p>
          </table:table-cell>
        </table:table-row>
      </table:table>
      <text:h text:style-name="P11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1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2T13:29:19</dc:date>
    <meta:editing-duration>P13DT16H35M58S</meta:editing-duration>
    <meta:editing-cycles>93</meta:editing-cycles>
    <meta:generator>OpenOffice.org/3.4.1$Unix OpenOffice.org_project/341m1$Build-9593</meta:generator>
    <meta:document-statistic meta:table-count="3" meta:image-count="0" meta:object-count="0" meta:page-count="2" meta:paragraph-count="132" meta:word-count="373" meta:character-count="1972"/>
  </office:meta>
</office:document-meta>
</file>